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Fira Code1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1" fo:font-weight="bold" officeooo:rsid="000a0d06" officeooo:paragraph-rsid="000a0d06" style:font-weight-asian="bold" style:font-weight-complex="bold"/>
    </style:style>
    <style:style style:name="P2" style:family="paragraph" style:parent-style-name="Standard">
      <style:text-properties style:font-name="Fira Code1" fo:font-weight="normal" officeooo:rsid="000a0d06" officeooo:paragraph-rsid="000a0d06" style:font-weight-asian="normal" style:font-weight-complex="normal"/>
    </style:style>
    <style:style style:name="P3" style:family="paragraph" style:parent-style-name="Standard">
      <style:text-properties style:font-name="Fira Code1" fo:font-size="10pt" fo:font-weight="normal" officeooo:rsid="000a0d06" officeooo:paragraph-rsid="000a0d06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Fira Code1" fo:font-size="10pt" fo:font-weight="normal" officeooo:rsid="000a0d06" officeooo:paragraph-rsid="000a4ec1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Fira Code1" fo:font-size="10pt" fo:font-weight="normal" officeooo:rsid="000a0d06" officeooo:paragraph-rsid="000c4d2d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Fira Code1" fo:font-size="10pt" fo:font-weight="normal" officeooo:rsid="000a4ec1" officeooo:paragraph-rsid="000a4ec1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Fira Code1" fo:font-size="12pt" fo:font-weight="normal" officeooo:rsid="000a0d06" officeooo:paragraph-rsid="000a4ec1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Fira Code1" fo:font-size="12pt" fo:font-weight="normal" officeooo:rsid="000a0d06" officeooo:paragraph-rsid="000c4d2d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ira Code1" fo:font-size="12pt" fo:font-weight="normal" officeooo:rsid="000a4ec1" officeooo:paragraph-rsid="000a4ec1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ira Code1" fo:font-size="12pt" fo:font-weight="normal" officeooo:rsid="000d6e4c" officeooo:paragraph-rsid="000d6e4c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Fira Code1" fo:font-size="12pt" fo:font-weight="normal" officeooo:rsid="000a4ec1" officeooo:paragraph-rsid="000a4ec1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Fira Code1" fo:font-size="12pt" fo:font-weight="normal" officeooo:rsid="000a4ffa" officeooo:paragraph-rsid="000a4ffa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Fira Code1" fo:font-size="12pt" fo:font-weight="bold" officeooo:rsid="000a4ec1" officeooo:paragraph-rsid="000a4ec1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Fira Code1" fo:font-size="12pt" fo:font-weight="bold" officeooo:rsid="000a4ffa" officeooo:paragraph-rsid="000a4ffa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Fira Code" fo:font-size="10pt" fo:font-weight="normal" officeooo:rsid="000a4ec1" officeooo:paragraph-rsid="000a4ec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line-height-at-least="0.635cm"/>
      <style:text-properties fo:color="#f8f8f2" style:font-name="Fira Code" fo:font-size="10pt" fo:font-weight="normal" fo:background-color="#282a36" style:font-size-asian="10pt" style:font-size-complex="10pt"/>
    </style:style>
    <style:style style:name="P17" style:family="paragraph" style:parent-style-name="Standard">
      <style:text-properties fo:color="#f8f8f2" style:font-name="Fira Code" fo:font-size="10pt" fo:font-weight="normal" officeooo:paragraph-rsid="000a4ec1" fo:background-color="#282a36" style:font-size-asian="10pt" style:font-size-complex="10pt"/>
    </style:style>
    <style:style style:name="P18" style:family="paragraph" style:parent-style-name="Standard">
      <style:text-properties fo:color="#f8f8f2" style:font-name="Fira Code" fo:font-size="10pt" fo:font-weight="normal" officeooo:rsid="000a0d06" officeooo:paragraph-rsid="000a4ec1" fo:background-color="#282a36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8f8f2" style:font-name="Fira Code" fo:font-size="10pt" fo:font-weight="normal" officeooo:rsid="000a0d06" officeooo:paragraph-rsid="000c4d2d" fo:background-color="#282a36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6272a4" style:font-name="Fira Code" fo:font-size="10pt" fo:font-weight="normal" officeooo:rsid="000a0d06" officeooo:paragraph-rsid="000a0d06" fo:background-color="#282a36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Fira Code1" fo:font-size="12pt" fo:font-weight="bold" officeooo:rsid="000a4ec1" officeooo:paragraph-rsid="000a4ec1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Fira Code1" fo:font-size="12pt" fo:font-weight="normal" officeooo:rsid="000d6e4c" officeooo:paragraph-rsid="000d6e4c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Fira Code1" fo:font-size="10pt" fo:font-weight="normal" officeooo:rsid="000a0d06" officeooo:paragraph-rsid="000a4ec1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Fira Code1" fo:font-size="10pt" fo:font-weight="normal" officeooo:rsid="000d6e4c" officeooo:paragraph-rsid="000d6e4c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Fira Code1" fo:font-size="9pt" fo:font-weight="normal" officeooo:rsid="0011f93d" officeooo:paragraph-rsid="0011f93d" style:font-size-asian="7.84999990463257pt" style:font-weight-asian="normal" style:font-size-complex="9pt" style:font-weight-complex="normal"/>
    </style:style>
    <style:style style:name="P26" style:family="paragraph" style:parent-style-name="Standard">
      <style:text-properties fo:color="#f8f8f2" style:font-name="Fira Code" fo:font-size="10pt" fo:font-weight="normal" officeooo:rsid="000d6e4c" officeooo:paragraph-rsid="000d6e4c" fo:background-color="#282a36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style:line-height-at-least="0.635cm"/>
      <style:text-properties fo:color="#f8f8f2" style:font-name="Fira Code" fo:font-size="10pt" fo:font-weight="normal" fo:background-color="#282a36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be9fd"/>
    </style:style>
    <style:style style:name="T3" style:family="text">
      <style:text-properties fo:color="#8be9fd" fo:font-style="italic"/>
    </style:style>
    <style:style style:name="T4" style:family="text">
      <style:text-properties fo:color="#8be9fd" fo:font-style="italic" officeooo:rsid="000a4ec1" style:font-weight-asian="normal" style:font-weight-complex="normal"/>
    </style:style>
    <style:style style:name="T5" style:family="text">
      <style:text-properties fo:color="#8be9fd" fo:background-color="#282a36" loext:char-shading-value="0"/>
    </style:style>
    <style:style style:name="T6" style:family="text">
      <style:text-properties fo:color="#f8f8f2" fo:background-color="#282a36" loext:char-shading-value="0"/>
    </style:style>
    <style:style style:name="T7" style:family="text">
      <style:text-properties fo:color="#f8f8f2" style:font-name="Fira Code" fo:font-size="10pt" fo:background-color="#282a36" loext:char-shading-value="0" style:font-size-asian="10pt" style:font-size-complex="10pt"/>
    </style:style>
    <style:style style:name="T8" style:family="text">
      <style:text-properties fo:color="#e9f284"/>
    </style:style>
    <style:style style:name="T9" style:family="text">
      <style:text-properties fo:color="#e9f284" fo:background-color="#282a36" loext:char-shading-value="0"/>
    </style:style>
    <style:style style:name="T10" style:family="text">
      <style:text-properties fo:color="#e9f284" style:font-name="Fira Code" fo:font-size="10pt" fo:background-color="#282a36" loext:char-shading-value="0" style:font-size-asian="10pt" style:font-size-complex="10pt"/>
    </style:style>
    <style:style style:name="T11" style:family="text">
      <style:text-properties fo:color="#f1fa8c"/>
    </style:style>
    <style:style style:name="T12" style:family="text">
      <style:text-properties fo:color="#f1fa8c" fo:background-color="#282a36" loext:char-shading-value="0"/>
    </style:style>
    <style:style style:name="T13" style:family="text">
      <style:text-properties fo:color="#f1fa8c" style:font-name="Fira Code" fo:font-size="10pt" fo:background-color="#282a36" loext:char-shading-value="0" style:font-size-asian="10pt" style:font-size-complex="10pt"/>
    </style:style>
    <style:style style:name="T14" style:family="text">
      <style:text-properties fo:color="#ff79c6"/>
    </style:style>
    <style:style style:name="T15" style:family="text">
      <style:text-properties fo:color="#ff79c6" officeooo:rsid="000a4ec1" style:font-weight-asian="normal" style:font-weight-complex="normal"/>
    </style:style>
    <style:style style:name="T16" style:family="text">
      <style:text-properties fo:color="#ff79c6" fo:background-color="#282a36" loext:char-shading-value="0"/>
    </style:style>
    <style:style style:name="T17" style:family="text">
      <style:text-properties fo:color="#bd93f9"/>
    </style:style>
    <style:style style:name="T18" style:family="text">
      <style:text-properties fo:color="#bd93f9" fo:background-color="#282a36" loext:char-shading-value="0"/>
    </style:style>
    <style:style style:name="T19" style:family="text">
      <style:text-properties officeooo:rsid="000a4ec1"/>
    </style:style>
    <style:style style:name="T20" style:family="text">
      <style:text-properties officeooo:rsid="000a4ec1" style:font-weight-asian="normal" style:font-weight-complex="normal"/>
    </style:style>
    <style:style style:name="T21" style:family="text">
      <style:text-properties fo:color="#50fa7b"/>
    </style:style>
    <style:style style:name="T22" style:family="text">
      <style:text-properties fo:color="#50fa7b" fo:background-color="#282a36" loext:char-shading-value="0"/>
    </style:style>
    <style:style style:name="T23" style:family="text">
      <style:text-properties officeooo:rsid="000c4d2d"/>
    </style:style>
    <style:style style:name="T24" style:family="text">
      <style:text-properties fo:color="#6272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Introdução</text:p>
      <text:p text:style-name="P1"/>
      <text:p text:style-name="P2">O modo <text:span text:style-name="T1">date</text:span> é a forma mais básica de trabalhar com datas. Local oficial php.net/manual/pt_BR/fuction.date.php</text:p>
      <text:p text:style-name="P2"/>
      <text:p text:style-name="P20">// forma primitiva de se trabalhar com datas em PHP</text:p>
      <text:p text:style-name="P16"><text:span text:style-name="T2">echo</text:span> <text:span text:style-name="T2">date</text:span>(<text:span text:style-name="T8">'</text:span><text:span text:style-name="T11">d/m/y</text:span><text:span text:style-name="T8">'</text:span>) <text:span text:style-name="T14">.</text:span> <text:span text:style-name="T17">PHP_EOL</text:span>;</text:p>
      <text:p text:style-name="P3"/>
      <text:p text:style-name="P3">/opt/lampp/htdocs/OrientacaoObjeto$ php DateTime.php </text:p>
      <text:p text:style-name="P3">14/05/20</text:p>
      <text:p text:style-name="P9"/>
      <text:p text:style-name="P9">Para calcular a diferenças entre datas ou períodos usamos a <text:span text:style-name="T1">classe DateTime</text:span></text:p>
      <text:p text:style-name="P21"/>
      <text:p text:style-name="P7">php.net/manual/pt_BR/<text:span text:style-name="T19">class</text:span>.date<text:span text:style-name="T19">time</text:span>.php</text:p>
      <text:p text:style-name="P4"/>
      <text:p text:style-name="P18">$data <text:span text:style-name="T14">=</text:span> <text:span text:style-name="T14">new</text:span> <text:span text:style-name="T3">DateTime</text:span>();</text:p>
      <text:p text:style-name="P16"><text:span text:style-name="T2">var_dump</text:span>($data);</text:p>
      <text:p text:style-name="P16"/>
      <text:p text:style-name="P4">:/opt/lampp/htdocs/OrientacaoObjeto$ php DateTime.php </text:p>
      <text:p text:style-name="P4">object(DateTime)#1 (3) {</text:p>
      <text:p text:style-name="P4"><text:s text:c="2"/>["date"]=&gt;</text:p>
      <text:p text:style-name="P4"><text:s text:c="2"/>string(26) "2020-05-14 11:40:17.970078"</text:p>
      <text:p text:style-name="P4"><text:s text:c="2"/>["timezone_type"]=&gt;</text:p>
      <text:p text:style-name="P4"><text:s text:c="2"/>int(3)</text:p>
      <text:p text:style-name="P4"><text:s text:c="2"/>["timezone"]=&gt;</text:p>
      <text:p text:style-name="P4"><text:s text:c="2"/>string(17) "America/Sao_Paulo"</text:p>
      <text:p text:style-name="P4">}</text:p>
      <text:p text:style-name="P4"/>
      <text:p text:style-name="P4"/>
      <text:p text:style-name="P13">2-Formatação de datas.</text:p>
      <text:p text:style-name="P11"/>
      <text:p text:style-name="P11">Para formatação utilizamos o método format() da classe DateTime.</text:p>
      <text:p text:style-name="P11"/>
      <text:p text:style-name="P17"><text:span text:style-name="T20">$data </text:span><text:span text:style-name="T15">=</text:span><text:span text:style-name="T20"> </text:span><text:span text:style-name="T15">new</text:span><text:span text:style-name="T20"> </text:span><text:span text:style-name="T4">DateTime</text:span><text:span text:style-name="T20">();</text:span></text:p>
      <text:p text:style-name="P16"><text:span text:style-name="T2">echo</text:span> $data <text:span text:style-name="T14">-&gt;</text:span> <text:span text:style-name="T21">format</text:span>(<text:span text:style-name="T8">'</text:span><text:span text:style-name="T11">d-m-y</text:span><text:span text:style-name="T8">'</text:span>) <text:span text:style-name="T14">.</text:span> <text:span text:style-name="T17">PHP_EOL</text:span>;</text:p>
      <text:p text:style-name="P11">/opt/lampp/htdocs/OrientacaoObjeto$ php DateTime.php </text:p>
      <text:p text:style-name="P11">14-05-20</text:p>
      <text:p text:style-name="P6"/>
      <text:p text:style-name="P15"><text:span text:style-name="T5">echo</text:span><text:span text:style-name="T6"> $data </text:span><text:span text:style-name="T16">-&gt;</text:span><text:span text:style-name="T6"> </text:span><text:span text:style-name="T22">format</text:span><text:span text:style-name="T6">(</text:span><text:span text:style-name="T9">'</text:span><text:span text:style-name="T12">d-m-y H:i:s</text:span><text:span text:style-name="T9">'</text:span><text:span text:style-name="T6">) </text:span><text:span text:style-name="T16">.</text:span><text:span text:style-name="T6"> </text:span><text:span text:style-name="T18">PHP_EOL</text:span><text:span text:style-name="T6">;</text:span></text:p>
      <text:p text:style-name="P6">/opt/lampp/htdocs/OrientacaoObjeto$ php DateTime.php </text:p>
      <text:p text:style-name="P6">14-05-20 11:48:27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3-Manipulação de datas e horas</text:p>
      <text:p text:style-name="P14"/>
      <text:p text:style-name="P12">Há manipulação de datas e horas se dá através da classe <text:span text:style-name="T1">DateInterval </text:span>e <text:span text:style-name="T1">DateTime. </text:span>Com a classe DateInterval conseguimos manipular intervalos e <text:span text:style-name="T23">períodos de datas(somar ou subtrair).</text:span></text:p>
      <text:p text:style-name="P8">php.net/manual/pt_BR/<text:span text:style-name="T19">class</text:span>.date<text:span text:style-name="T19">tinterval</text:span>.php</text:p>
      <text:p text:style-name="P8"/>
      <text:p text:style-name="P10">Para adicionar um período utilizamos --&gt;add</text:p>
      <text:p text:style-name="P8"/>
      <text:p text:style-name="P19">$data <text:span text:style-name="T14">=</text:span> <text:span text:style-name="T14">new</text:span> <text:span text:style-name="T3">DateTime</text:span>();</text:p>
      <text:p text:style-name="P16">$intervalo <text:span text:style-name="T14">=</text:span> <text:span text:style-name="T14">new</text:span> <text:span text:style-name="T3">DateInterval</text:span>(<text:span text:style-name="T8">'</text:span><text:span text:style-name="T11">PT5M</text:span><text:span text:style-name="T8">'</text:span>); <text:span text:style-name="T24">// adiciona um periodo de 5 minutos.</text:span></text:p>
      <text:p text:style-name="P16">$data <text:span text:style-name="T14">-&gt;</text:span> <text:span text:style-name="T21">add</text:span>($intervalo);</text:p>
      <text:p text:style-name="P16"><text:span text:style-name="T2">var_dump</text:span>($data)</text:p>
      <text:p text:style-name="P5">/opt/lampp/htdocs/OrientacaoObjeto$ php DateTime.php </text:p>
      <text:p text:style-name="P5">14/05/20 12:09:18</text:p>
      <text:p text:style-name="P5">object(DateTime)#1 (3) {</text:p>
      <text:p text:style-name="P5"><text:s text:c="2"/>["date"]=&gt;</text:p>
      <text:p text:style-name="P5"><text:s text:c="2"/>string(26) "2020-05-14 12:14:18.369203"</text:p>
      <text:p text:style-name="P5"><text:s text:c="2"/>["timezone_type"]=&gt;</text:p>
      <text:p text:style-name="P5"><text:s text:c="2"/>int(3)</text:p>
      <text:p text:style-name="P5"><text:s text:c="2"/>["timezone"]=&gt;</text:p>
      <text:p text:style-name="P5"><text:s text:c="2"/>string(17) "America/Sao_Paulo"</text:p>
      <text:p text:style-name="P5">}</text:p>
      <text:p text:style-name="P5"/>
      <text:p text:style-name="P10">Para adicionar um período utilizamos --&gt;sub</text:p>
      <text:p text:style-name="P25">(Periodo5anos10meses5diasTempo10horas50minutos10segundos)-&gt;<text:span text:style-name="T7">(</text:span><text:span text:style-name="T10">'</text:span><text:span text:style-name="T13">P5Y10M5DT10H50M10S</text:span><text:span text:style-name="T10">'</text:span><text:span text:style-name="T7">)</text:span></text:p>
      <text:p text:style-name="P10"/>
      <text:p text:style-name="P26">$data <text:span text:style-name="T14">=</text:span> <text:span text:style-name="T14">new</text:span> <text:span text:style-name="T3">DateTime</text:span>();</text:p>
      <text:p text:style-name="P16">$intervalo <text:span text:style-name="T14">=</text:span> <text:span text:style-name="T14">new</text:span> <text:span text:style-name="T3">DateInterval</text:span>(<text:span text:style-name="T8">'</text:span><text:span text:style-name="T11">P5Y10M5DT10H50M10S</text:span><text:span text:style-name="T8">'</text:span>); <text:span text:style-name="T24">// adiciona um periodo de 5 minutos.</text:span></text:p>
      <text:p text:style-name="P16">$data <text:span text:style-name="T14">-&gt;</text:span> <text:span text:style-name="T21">sub</text:span>($intervalo);</text:p>
      <text:p text:style-name="P16"><text:span text:style-name="T2">var_dump</text:span>($data);</text:p>
      <text:p text:style-name="P24">/opt/lampp/htdocs/OrientacaoObjeto$ php DateTime.php </text:p>
      <text:p text:style-name="P24">14/05/20 15:04:25</text:p>
      <text:p text:style-name="P24">object(DateTime)#1 (3) {</text:p>
      <text:p text:style-name="P24"><text:s text:c="2"/>["date"]=&gt;</text:p>
      <text:p text:style-name="P24"><text:s text:c="2"/>string(26) "2014-07-09 04:14:15.882622"</text:p>
      <text:p text:style-name="P24"><text:s text:c="2"/>["timezone_type"]=&gt;</text:p>
      <text:p text:style-name="P24"><text:s text:c="2"/>int(3)</text:p>
      <text:p text:style-name="P24"><text:s text:c="2"/>["timezone"]=&gt;</text:p>
      <text:p text:style-name="P24"><text:s text:c="2"/>string(17) "America/Sao_Paulo"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Fira Code1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1:21:53.055672664</meta:creation-date>
    <meta:generator>LibreOffice/6.0.7.3$Linux_X86_64 LibreOffice_project/00m0$Build-3</meta:generator>
    <dc:date>2020-05-14T15:07:02.766994848</dc:date>
    <meta:editing-duration>PT15M55S</meta:editing-duration>
    <meta:editing-cycles>4</meta:editing-cycles>
    <meta:document-statistic meta:table-count="0" meta:image-count="0" meta:object-count="0" meta:page-count="2" meta:paragraph-count="62" meta:word-count="228" meta:character-count="2111" meta:non-whitespace-character-count="1905"/>
  </office:meta>
</office:document-meta>
</file>